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fo:color="#000000" style:font-name="Times New Roman" fo:font-size="12pt" style:text-underline-style="solid" style:text-underline-width="auto" style:text-underline-color="font-color" fo:font-weight="normal" style:font-name-asian="Monospace" style:font-size-asian="12pt" style:font-weight-asian="normal" style:font-name-complex="Monospace" style:font-size-complex="12pt" style:font-weight-complex="normal"/>
    </style:style>
    <style:style style:name="P3" style:family="paragraph" style:parent-style-name="Standard">
      <style:paragraph-properties fo:margin-left="1.251cm" fo:margin-right="0cm" fo:text-indent="0cm" style:auto-text-indent="false"/>
      <style:text-properties fo:color="#000000" style:font-name="Times New Roman" fo:font-size="12pt" style:text-underline-style="none" fo:font-weight="normal" style:font-name-asian="Monospace" style:font-size-asian="12pt" style:font-weight-asian="normal" style:font-name-complex="Monospace" style:font-size-complex="12pt" style:font-weight-complex="normal"/>
    </style:style>
    <style:style style:name="P4" style:family="paragraph" style:parent-style-name="Standard">
      <style:paragraph-properties fo:margin-left="0cm" fo:margin-right="0cm" fo:text-indent="0cm" style:auto-text-indent="false"/>
      <style:text-properties fo:color="#000000" style:font-name="Times New Roman" fo:font-size="12pt" style:text-underline-style="none" fo:font-weight="normal" style:font-name-asian="Monospace" style:font-size-asian="12pt" style:font-weight-asian="normal" style:font-name-complex="Monospace" style:font-size-complex="12pt" style:font-weight-complex="normal"/>
    </style:style>
    <style:style style:name="P5" style:family="paragraph" style:parent-style-name="Standard">
      <style:paragraph-properties fo:margin-left="0cm" fo:margin-right="0cm" fo:text-indent="0cm" style:auto-text-indent="false"/>
      <style:text-properties fo:color="#000000" style:font-name="Times New Roman" fo:font-size="12pt" style:text-underline-style="solid" style:text-underline-width="auto" style:text-underline-color="font-color" fo:font-weight="normal" style:font-name-asian="Monospace" style:font-size-asian="12pt" style:font-weight-asian="normal" style:font-name-complex="Monospace" style:font-size-complex="12pt" style:font-weight-complex="normal"/>
    </style:style>
    <style:style style:name="P6" style:family="paragraph" style:parent-style-name="Standard">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color="#000000" style:font-name="Times New Roman" fo:font-size="12pt" style:text-underline-style="none" fo:font-weight="normal" style:font-name-asian="Monospace" style:font-size-asian="12pt" style:font-weight-asian="normal" style:font-name-complex="Monospace" style:font-size-complex="12pt" style:font-weight-complex="normal"/>
    </style:style>
    <style:style style:name="T1" style:family="text">
      <style:text-properties fo:font-style="italic" style:text-underline-style="none" style:font-style-asian="italic" style:font-style-complex="italic"/>
    </style:style>
    <style:style style:name="T2" style:family="text">
      <style:text-properties fo:color="#000000" style:text-underline-style="solid" style:text-underline-width="auto" style:text-underline-color="font-color" fo:font-weight="normal" style:font-name-asian="Monospace" style:font-weight-asian="normal" style:font-name-complex="Monospace" style:font-weight-complex="normal"/>
    </style:style>
    <style:style style:name="T3" style:family="text">
      <style:text-properties fo:color="#000000" style:text-underline-style="none" fo:font-weight="normal" style:font-name-asian="Monospace" style:font-weight-asian="normal" style:font-name-complex="Monospace" style:font-weight-complex="normal"/>
    </style:style>
    <style:style style:name="T4" style:family="text">
      <style:text-properties fo:color="#000000" fo:font-style="italic" style:text-underline-style="none" fo:font-weight="normal" style:font-name-asian="Monospace" style:font-style-asian="italic" style:font-weight-asian="normal" style:font-name-complex="Monospace" style:font-style-complex="italic" style:font-weight-complex="normal"/>
    </style:style>
    <style:style style:name="T5"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nnexe au compte rendu d’activités</text:p>
      <text:p text:style-name="P6">de Sylvain COLLET</text:p>
      <text:p text:style-name="P6">du 30/05/2013 au 28/06/2013</text:p>
      <text:p text:style-name="P6"/>
      <text:p text:style-name="P1"><text:span text:style-name="T2">Gestion du super cache :</text:span><text:span text:style-name="T3"> </text:span><text:span text:style-name="T4">projet MyAdmin</text:span></text:p>
      <text:p text:style-name="P4">Conception et implémentation de la fonctionnalité du super cache. Un super cache est un cache qui s'ajoute par-dessus un autre cache. Cela permet en cas d'erreur du super cache de ne pas perdre tout ce qui a été fait sur le cache.</text:p>
      <text:p text:style-name="P4"/>
      <text:p text:style-name="P2">Edition d'un attribut :<text:span text:style-name="T5"> <text:s/></text:span><text:span text:style-name="T1">projet MyAdmin</text:span></text:p>
      <text:p text:style-name="P4">Conception, implémentation et tests de la fonctionnalité d'édition d'un attribut. L'utilisateur a la possibilité d'ajouter, modifier et/ou supprimer des attributs au type sélectionné et des valeurs aux attributs de l'instance sélectionnée.</text:p>
      <text:p text:style-name="P4">Prenons un exemple. L'utilisateur édite le type vehicle. Il peut ajouter l'attribut power. Ensuite il souhaite ajouter la relation vehicleColor qui indique la couleur du véhicule, color étant un type déjà créé. Pour spécifier des valeurs, il crée une instance de véhicule qu'il nomme myClio. Il spécifie la valeur 200 à la puissance. Il lie enfin la couleur red au véhicule myClio pour la relation vehicleColor, red étant une instance de couleur déjà créée.</text:p>
      <text:p text:style-name="P4"/>
      <text:p text:style-name="P5">Gestion du drag &amp; drop pour ajouter un attribut :<text:span text:style-name="T5"> <text:s/></text:span><text:span text:style-name="T1">projet MyAdmin</text:span></text:p>
      <text:p text:style-name="P4">Conception et implémentation de la fonctionnalité du drag &amp; drop lors de l'édition d'un type. L'utilisateur peut facilement ajouter un attribut à un type en glissant déposant (drag &amp; drop) l'attribut dans le panneau d'édition du type.</text:p>
      <text:p text:style-name="P3"/>
      <text:p text:style-name="P5">Gestion de la position dans les relations multi directionnelles :<text:span text:style-name="T5"> <text:s/></text:span><text:span text:style-name="T1">projet API/Impl</text:span></text:p>
      <text:p text:style-name="P4">Amélioration de la fonctionnalité permettant de récupérer les cibles d'une relation quand celle-ci est multi directionnelle. Ajout de la position dans la fonctionnalité de récupération des cibles.</text:p>
      <text:p text:style-name="P4">Prenons un exemple. Nous avons une relation isBrotherOf. Cette relation est multi directionnelle. Si Quentin est le frère de Nicolas alors Nicolas est également le frère de Quentin. Si en partant de Quentin, nous souhaitons récupérer les targets de la relation (ici les frères), nous devons obtenir Nicolas. Inversement, si en partant de Nicolas, nous souhaitons récupérer les targets de la relation, nous devons obtenir Quentin.</text:p>
      <text:p text:style-name="P4"/>
      <text:p text:style-name="P5">Navigation dans le panneau d'édition :<text:span text:style-name="T5"> <text:s/></text:span><text:span text:style-name="T1">projet MyAdmin</text:span></text:p>
      <text:p text:style-name="P4">Conception, implémentation et tests de la fonctionnalité de navigation sur un attribut. Dans le panneau d'édition d'un type, l'utilisateur peut aisément naviguer entre les différents attributs via la loupe. Lorsque l'utilisateur clique sur cette loupe pour zoomer, le panneau d'édition du type change pour devenir celui de l'attribut zoomé.</text:p>
      <text:p text:style-name="P4"/>
      <text:p text:style-name="P5">Récupération d'un sous-type :<text:span text:style-name="T5"> <text:s/></text:span><text:span text:style-name="T1">projet API/Impl</text:span></text:p>
      <text:p text:style-name="P4">Conception, implémentation et tests de la fonctionnalité de récupération d'un sous-type. L'utilisateur peut récupérer le sous-type d'un type existant.</text:p>
      <text:p text:style-name="P4">Par exemple, l'utilisateur a créé le type vehicle et le type car qui est sous-type de vehicle. Quand l'utilisateur demande le sous-type car depuis le type vehicle, il récupère effectivement le type car.</text:p>
      <text:p text:style-name="P4"/>
      <text:p text:style-name="P5">Modification de la contrainte d'unicité de type :<text:span text:style-name="T5"> </text:span><text:span text:style-name="T1">projet API/Impl</text:span></text:p>
      <text:p text:style-name="P4">Conception, implémentation et tests de la contrainte d'unicité de type. Cette dernière vérifie lors de la création d'un type que celui-ci n'existe pas déjà. Cette contrainte ne fonctionnait pas dans le cas d'un type simple (elle fonctionnait déjà sur les relations). Elle a donc été modifiée pour fonctionner désormais dans tous les 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22H12M48S</meta:editing-duration>
    <meta:editing-cycles>21</meta:editing-cycles>
    <meta:generator>LibreOffice/3.5$Linux_X86_64 LibreOffice_project/350m1$Build-2</meta:generator>
    <dc:date>2013-07-03T12:42:03</dc:date>
    <meta:print-date>2013-07-03T12:31:09</meta:print-date>
    <meta:document-statistic meta:table-count="0" meta:image-count="0" meta:object-count="0" meta:page-count="1" meta:paragraph-count="20" meta:word-count="504" meta:character-count="3282" meta:non-whitespace-character-count="2793"/>
    <meta:user-defined meta:name="Info 1"/>
    <meta:user-defined meta:name="Info 2"/>
    <meta:user-defined meta:name="Info 3"/>
    <meta:user-defined meta:name="Info 4"/>
  </office:meta>
</office:document-meta>
</file>